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Arial" fo:font-size="12pt" style:font-size-asian="12pt" style:font-size-complex="12pt"/>
    </style:style>
    <style:style style:name="P3" style:family="paragraph" style:parent-style-name="Preformatted_20_Text">
      <style:paragraph-properties fo:margin-left="0in" fo:margin-right="0in" fo:text-indent="0in" style:auto-text-indent="true"/>
      <style:text-properties style:font-name="Arial" fo:font-size="11pt" style:font-size-asian="11pt" style:font-size-complex="11pt"/>
    </style:style>
    <style:style style:name="P4" style:family="paragraph" style:parent-style-name="Preformatted_20_Text">
      <style:paragraph-properties fo:margin-left="0in" fo:margin-right="0in" fo:text-indent="0in" style:auto-text-indent="true"/>
      <style:text-properties style:font-name="Arial" fo:font-size="11pt" fo:font-weight="bold" style:font-size-asian="11pt" style:font-weight-asian="bold" style:font-size-complex="11pt" style:font-weight-complex="bold"/>
    </style:style>
    <style:style style:name="P5" style:family="paragraph" style:parent-style-name="Heading_20_2">
      <style:text-properties style:font-name="Arial"/>
    </style:style>
    <style:style style:name="P6" style:family="paragraph" style:parent-style-name="Heading_20_1">
      <style:paragraph-properties fo:break-before="page"/>
      <style:text-properties style:font-name="Arial"/>
    </style:style>
    <style:style style:name="P7" style:family="paragraph" style:parent-style-name="Preformatted_20_Text">
      <style:paragraph-properties fo:margin-left="0in" fo:margin-right="0in" fo:text-indent="0in" style:auto-text-indent="true"/>
      <style:text-properties style:font-name="Arial" fo:font-size="11pt" style:font-size-asian="11pt" style:font-size-complex="11pt"/>
    </style:style>
    <style:style style:name="P8" style:family="paragraph" style:parent-style-name="Heading_20_3">
      <style:text-properties style:font-name="Arial"/>
    </style:style>
    <style:style style:name="T1" style:family="text">
      <style:text-properties fo:font-weight="bold" style:font-weight-asian="bold" style:font-weight-complex="bold"/>
    </style:style>
    <style:style style:name="T2" style:family="text">
      <style:text-properties style:font-name="Ari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hapter 12 Arrays </text:h>
      <text:p text:style-name="P3"/>
      <text:p text:style-name="P2">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text:p>
      <text:p text:style-name="P2">programmer. </text:p>
      <text:p text:style-name="P2"/>
      <text:p text:style-name="P2">Arrays are contiguous memory segments of a single or composite data type. You can think of an array as a table, with rows and columns of data. An array can have one or more rows, and each row can have one or columns. The number of rows and columns </text:p>
      <text:p text:style-name="P2">define the dimensions of the array. FreeBasic uses the row-major scheme for arrays,</text:p>
      <text:p text:style-name="P2">which means that the first dimension references the row in an array that has more than one dimension. FreeBasic supports up to eight dimensions in an array. </text:p>
      <text:p text:style-name="P3"/>
      <text:h text:style-name="P5" text:outline-level="2">One-Dimensional Arrays </text:h>
      <text:p text:style-name="P3"/>
      <text:p text:style-name="P3">An array with a single row is called a one-dimensional array. If an array is a single-</text:p>
      <text:p text:style-name="P3">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 </text:p>
      <text:p text:style-name="P3"/>
      <text:p text:style-name="P3">Dim myArray(10) as Integer </text:p>
      <text:p text:style-name="P3"/>
      <text:p text:style-name="P3"/>
      <text:p text:style-name="P3">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 </text:p>
      <text:p text:style-name="P3"><text:soft-page-break/></text:p>
      <text:p text:style-name="P3">Dim myArray(1 to 10) as Integer </text:p>
      <text:p text:style-name="P3"/>
      <text:p text:style-name="P3"/>
      <text:p text:style-name="P3">This example will define a single-dimension array with 10 columns, with indexes ranging from 1 to 10. </text:p>
      <text:p text:style-name="P3"/>
      <text:h text:style-name="P8" text:outline-level="3">One-Dimensional Array Indexes </text:h>
      <text:p text:style-name="P3"/>
      <text:p text:style-name="P3">You access each element of an array using an index value. In the case of a single-</text:p>
      <text:p text:style-name="P3">dimension array, the index would refer to a column number in the default row. The format is to use the array variable, with the index surrounded by parenthesis. </text:p>
      <text:p text:style-name="P3"/>
      <text:p text:style-name="P3">myArray(5) = 7 </text:p>
      <text:p text:style-name="P3"/>
      <text:p text:style-name="P3"/>
      <text:p text:style-name="P3">This would set the value of column 5 of myArray to 7. </text:p>
      <text:p text:style-name="P3"/>
      <text:p text:style-name="P3"/>
      <text:p text:style-name="P3">myInt = myArray(5) </text:p>
      <text:p text:style-name="P3"/>
      <text:p text:style-name="P3"/>
      <text:p text:style-name="P3">This will set the value of myInt to the current value of column 5 in myArray. </text:p>
      <text:p text:style-name="P3"/>
      <text:h text:style-name="P5" text:outline-level="2">Two-Dimensional Arrays </text:h>
      <text:p text:style-name="P3"/>
      <text:p text:style-name="P3">A two-dimensional array is an array that has more than one row, along with the defined columns. A two-dimensional array is like a table, with a defined number of rows,</text:p>
      <text:p text:style-name="P3">where each row has a defined number of columns. The following code snippet defined an array using the default method. </text:p>
      <text:p text:style-name="P3"/>
      <text:p text:style-name="P3">Dim myArray(2, 10) as Integer </text:p>
      <text:p text:style-name="P3"/>
      <text:p text:style-name="P3"/>
      <text:p text:style-name="P3">The first dimension defines the number of rows in the array, while the second dimension defines the number of columns in each row. In this example, the array has 3rows, numbered 0 to 2, and each row has 11 columns, numbered 0 to 10, if Option Base has not been defined. If Option Base 1 had been used, then the row <text:soft-page-break/>indexes would range from 1 to 2, and the column indexes would range from 1 to 10. </text:p>
      <text:p text:style-name="P3"/>
      <text:p text:style-name="P3">You can also define the lower and upper bounds of the array. </text:p>
      <text:p text:style-name="P3"/>
      <text:p text:style-name="P3">Dim myArray(1 to 2, 1 to 10) as Integer </text:p>
      <text:p text:style-name="P3"/>
      <text:p text:style-name="P3"/>
      <text:p text:style-name="P3">This definition would set the number of rows to 2, numbered 1 to 2 and the </text:p>
      <text:p text:style-name="P3">number of columns to 10, numbered 1 to 10. </text:p>
      <text:p text:style-name="P3"/>
      <text:h text:style-name="P8" text:outline-level="3">Two-Dimensional Array Indexes </text:h>
      <text:p text:style-name="P3"/>
      <text:p text:style-name="P3">To access the array elements you would use two indexes. The first index selects the row, and the second index selects a column within that row. </text:p>
      <text:p text:style-name="P3"/>
      <text:p text:style-name="P3">myArray(1, 5) = 7 </text:p>
      <text:p text:style-name="P3"/>
      <text:p text:style-name="P3"/>
      <text:p text:style-name="P3">This code would set column 5 in row 1 to 7. </text:p>
      <text:p text:style-name="P3"/>
      <text:p text:style-name="P3">myInt = myArray(1, 5) </text:p>
      <text:p text:style-name="P3"/>
      <text:p text:style-name="P3"/>
      <text:p text:style-name="P3">This code would set myInt to the current value contained within column 5 of row 1of myArray. </text:p>
      <text:p text:style-name="P3"/>
      <text:h text:style-name="P5" text:outline-level="2">Multi-Dimensional Arrays </text:h>
      <text:p text:style-name="P3"/>
      <text:p text:style-name="P3">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 </text:p>
      <text:p text:style-name="P3"/>
      <text:p text:style-name="P3"><text:soft-page-break/>You will probably never need to use arrays of more than three dimensions, unless you are doing some advanced mathematical calculations. However, if you need to use higher-dimensional arrays, the same principles apply. </text:p>
      <text:p text:style-name="P3"/>
      <text:p text:style-name="P3">The following program illustrates creating and accessing a two dimensional array. </text:p>
      <text:p text:style-name="P3"/>
      <text:p text:style-name="P3">Option Explicit </text:p>
      <text:p text:style-name="P3">'Create a two dimensional </text:p>
      <text:p text:style-name="P3">array </text:p>
      <text:p text:style-name="P3">Dim As Integer myArray(1 To 2, 1 To 10), i, j </text:p>
      <text:p text:style-name="P3">'Load some data into the array </text:p>
      <text:p text:style-name="P3">For i = 1 To 2 </text:p>
      <text:p text:style-name="P3">For j = 1 To 9 </text:p>
      <text:p text:style-name="P3">myArray(i, j) = Rnd * 10 </text:p>
      <text:p text:style-name="P3">Next </text:p>
      <text:p text:style-name="P3">Next </text:p>
      <text:p text:style-name="P3">'Print data in array </text:p>
      <text:p text:style-name="P3">For i = 1 To 2 </text:p>
      <text:p text:style-name="P3">For j = 1 To 9 </text:p>
      <text:p text:style-name="P3">Print "row:";i;" col:";j;" value:";myArray(i, j) </text:p>
      <text:p text:style-name="P3">Next </text:p>
      <text:p text:style-name="P3">Next </text:p>
      <text:p text:style-name="P3">Sleep </text:p>
      <text:p text:style-name="P3">End </text:p>
      <text:p text:style-name="P3"/>
      <text:p text:style-name="P3">Listing 12.1: arrayindex.bas </text:p>
      <text:p text:style-name="P3"/>
      <text:p text:style-name="P3"><text:tab/>Analysis: Line 4 creates a two-dimensional array with two rows, with each row having ten columns. The working variables i and j are also declared on the same line.</text:p>
      <text:p text:style-name="P3">Lines 7 through 11 load some random data into the array. A nested For-Next loop is the common way to access multi-dimensional arrays. The variable i will select the row indexes while the j variable will access the column indexes. </text:p>
      <text:p text:style-name="P3">Lines 14 through 18 will print the values stored in the array. The format is identical to the load code. The program is closed in the usual way. </text:p>
      <text:p text:style-name="P3"/>
      <text:p text:style-name="P3">When you run the program you should see the following output. </text:p>
      <text:p text:style-name="P3"/>
      <text:p text:style-name="P3">row: 1 col: 1 value: 0 </text:p>
      <text:p text:style-name="P3">row: 1 col: 2 value: 6 </text:p>
      <text:p text:style-name="P3">row: 1 col: 3 value: 2 </text:p>
      <text:p text:style-name="P3">row: 1 col: 4 value: 8 </text:p>
      <text:p text:style-name="P3"><text:soft-page-break/>row: 1 col: 5 value: 6 </text:p>
      <text:p text:style-name="P3">row: 1 col: 6 value: 5 </text:p>
      <text:p text:style-name="P3">row: 1 col: 7 value: 4 </text:p>
      <text:p text:style-name="P3">row: 1 col: 8 value: 9 </text:p>
      <text:p text:style-name="P3">row: 1 col: 9 value: 8 </text:p>
      <text:p text:style-name="P3">row: 2 col: 1 value: 7 </text:p>
      <text:p text:style-name="P3">row: 2 col: 2 value: 2 </text:p>
      <text:p text:style-name="P3">row: 2 col: 3 value: 9 </text:p>
      <text:p text:style-name="P3">row: 2 col: 4 value: 7 </text:p>
      <text:p text:style-name="P3">row: 2 col: 5 value: 5 </text:p>
      <text:p text:style-name="P3">row: 2 col: 6 value: 3 </text:p>
      <text:p text:style-name="P3">row: 2 col: 7 value: 0 </text:p>
      <text:p text:style-name="P3">row: 2 col: 8 value: 1 </text:p>
      <text:p text:style-name="P3">row: 2 col: 9 value: 4 </text:p>
      <text:p text:style-name="P3"/>
      <text:p text:style-name="P3"/>
      <text:p text:style-name="P3">Output 12.1: Output of arrayindex.bas </text:p>
      <text:p text:style-name="P3"/>
      <text:p text:style-name="P3">Dynamic Arrays </text:p>
      <text:p text:style-name="P3"/>
      <text:p text:style-name="P3">The arrays described above are static arrays; the array size cannot change during program execution. You can also create dynamic arrays that can change size during execution. Dynamic arrays are useful for creating data structures such as stacks or queues. </text:p>
      <text:p text:style-name="P3"/>
      <text:p text:style-name="P3">In order to use dynamic arrays in your program you need to include the Option </text:p>
      <text:p text:style-name="P3">Dynamic directive in your program. Static arrays, the arrays described above, are kept on the heap, but dynamic arrays are allocated from the computer's pool of memory so Option Dynamic is needed to tell the compiler to dynamically allocate the arra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 array. </text:p>
      <text:p text:style-name="P3"/>
      <text:p text:style-name="P3">There are a couple of exceptions to this. When declaring an array using variables for the index values, the array is implicitly dynamic. You can also declare an array without specifying index values, that is using an empty parentheses in the array declaration,</text:p>
      <text:p text:style-name="P3">and then use Redim to resize the array without specifying Option Dynamic. </text:p>
      <text:p text:style-name="P3"/>
      <text:p text:style-name="P3"><text:soft-page-break/>The following program creates a simple integer stack and then manipulates </text:p>
      <text:p text:style-name="P3"/>
      <text:p text:style-name="P3">the stack. </text:p>
      <text:p text:style-name="P3"/>
      <text:p text:style-name="P3">'Create an integer stack. The 0 index will be our empty marker. </text:p>
      <text:p text:style-name="P3">Dim As Integer stack(0), top = 0, i, ivalue </text:p>
      <text:p text:style-name="P3">'This will push a value on the stack, update the top of stack </text:p>
      <text:p text:style-name="P3">Sub PushValue(astack() As Integer, stacktop As Integer, value As Integer)</text:p>
      <text:p text:style-name="P3">'Increment the top of the stack </text:p>
      <text:p text:style-name="P3">stacktop += 111 </text:p>
      <text:p text:style-name="P3">'Resize the stack</text:p>
      <text:p text:style-name="P3">Redim Preserve astack(stacktop)</text:p>
      <text:p text:style-name="P3">astack(stacktop) = value </text:p>
      <text:p text:style-name="P3">End Sub </text:p>
      <text:p text:style-name="P3">'This will pop a value off the stack, update top of stack </text:p>
      <text:p text:style-name="P3">Function PopValue(astack() As Integer, stacktop As Integer) As Integer17 </text:p>
      <text:p text:style-name="P3">Dim As Integer ret18 </text:p>
      <text:p text:style-name="P3">If stacktop = 0 Then </text:p>
      <text:p text:style-name="P3">ret = 0 </text:p>
      <text:p text:style-name="P3">Else </text:p>
      <text:p text:style-name="P3">ret = astack(stacktop)</text:p>
      <text:p text:style-name="P3">stacktop = 1 </text:p>
      <text:p text:style-name="P3">Redim Preserve astack(stacktop) </text:p>
      <text:p text:style-name="P3">End If </text:p>
      <text:p text:style-name="P3">Return ret </text:p>
      <text:p text:style-name="P3">End Function </text:p>
      <text:p text:style-name="P3">'Push five values on to stack </text:p>
      <text:p text:style-name="P3">Print "Pushing values on stack..." </text:p>
      <text:p text:style-name="P3">For i = 1 To 5</text:p>
      <text:p text:style-name="P3">ivalue = i * 2 </text:p>
      <text:p text:style-name="P3">PushValue stack(), top, ivalue </text:p>
      <text:p text:style-name="P3">Print "Stack top:";Ubound(stack),"Value:";ivalue </text:p>
      <text:p text:style-name="P3">Next </text:p>
      <text:p text:style-name="P3">36 </text:p>
      <text:p text:style-name="P3">Print </text:p>
      <text:p text:style-name="P3">37 </text:p>
      <text:p text:style-name="P3">38 </text:p>
      <text:p text:style-name="P3">'Pop the values off the stack </text:p>
      <text:p text:style-name="P3">39 </text:p>
      <text:p text:style-name="P3">Print "Popping values from stack..." </text:p>
      <text:p text:style-name="P3">ivalue = PopValue(stack(), top) </text:p>
      <text:p text:style-name="P3">41 </text:p>
      <text:p text:style-name="P3">Do While ivalue &gt; 042 </text:p>
      <text:p text:style-name="P3"><text:soft-page-break/>Print "Stack Value:";ivalue43 </text:p>
      <text:p text:style-name="P3">ivalue = PopValue(stack(), top) </text:p>
      <text:p text:style-name="P3">44 </text:p>
      <text:p text:style-name="P3">Loop </text:p>
      <text:p text:style-name="P3">Print </text:p>
      <text:p text:style-name="P3">46 </text:p>
      <text:p text:style-name="P3">47 </text:p>
      <text:p text:style-name="P3">'Check stack size </text:p>
      <text:p text:style-name="P3"/>
      <text:p text:style-name="P3"/>
      <text:p text:style-name="P3"/>
      <text:p text:style-name="P3">48 </text:p>
      <text:p text:style-name="P3">Print "Stack size after pops:";Ubound(stack) </text:p>
      <text:p text:style-name="P3">49 </text:p>
      <text:p text:style-name="P3">50 </text:p>
      <text:p text:style-name="P3">Sleep </text:p>
      <text:p text:style-name="P3">51 </text:p>
      <text:p text:style-name="P3">End </text:p>
      <text:p text:style-name="P3"/>
      <text:p text:style-name="P3"/>
      <text:p text:style-name="P3">Listing 12.2: stack.bas </text:p>
      <text:p text:style-name="P3"/>
      <text:p text:style-name="P3"><text:tab/>Analysis: 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ext:p>
      <text:p text:style-name="P3"/>
      <text:p text:style-name="P3">Line 10 increments the stack top variable, and line 12 uses Redim Preserve to resize the array, while keeping the existing data in the array. Line 13 set the new array location to the value passed to the subroutine. </text:p>
      <text:p text:style-name="P3"/>
      <text:p text:style-name="P3">Line 16 through 27 pops the top value of the stack, if the stack index is grater than zero, updates the top-of-stack variable and then returns the popped value. Line 19 and20 checks to make sure that the stack has some data. If the index is 0, the stack is empty. Lines 22 through 24 get the current value of the top stack item, updates the stack pointer variable and then resizes the stack using Redim Preserve. Lines 31 through 35use a For-Next loop to push 5 values on to the <text:soft-page-break/>stack. Lines 40 through 44 pop the values off the stack. A Do-Loop is used to pop the values since when the stack is empty, the return value will be 0. Line 48 then checks to see if all the values have been popped from the stack. </text:p>
      <text:p text:style-name="P3"/>
      <text:p text:style-name="P3">The program is closed in the usual way. </text:p>
      <text:p text:style-name="P3"/>
      <text:p text:style-name="P3">When you run the program you will see the following output. </text:p>
      <text:p text:style-name="P3"/>
      <text:p text:style-name="P3"/>
      <text:p text:style-name="P3">Pushing values on stack... </text:p>
      <text:p text:style-name="P3"/>
      <text:p text:style-name="P3"/>
      <text:p text:style-name="P3">Stack top: 1 Value: 2 </text:p>
      <text:p text:style-name="P3">Stack top: 2 Value: 4 </text:p>
      <text:p text:style-name="P3">Stack top: 3 Value: 6 </text:p>
      <text:p text:style-name="P3">Stack top: 4 Value: 8 </text:p>
      <text:p text:style-name="P3">Stack top: 5 Value: 10 </text:p>
      <text:p text:style-name="P3"/>
      <text:p text:style-name="P3"/>
      <text:p text:style-name="P3">Popping values from stack... </text:p>
      <text:p text:style-name="P3">Stack Value: 10 </text:p>
      <text:p text:style-name="P3">Stack Value: 8 </text:p>
      <text:p text:style-name="P3">Stack Value: 6 </text:p>
      <text:p text:style-name="P3">Stack Value: 4 </text:p>
      <text:p text:style-name="P3">Stack Value: 2 </text:p>
      <text:p text:style-name="P3"/>
      <text:p text:style-name="P3"/>
      <text:p text:style-name="P3">Stack size after pops: 0 </text:p>
      <text:p text:style-name="P3"/>
      <text:p text:style-name="P3"/>
      <text:p text:style-name="P3">Output 12.2: Output of stack.bas </text:p>
      <text:p text:style-name="P3"/>
      <text:p text:style-name="P3">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 </text:p>
      <text:p text:style-name="P3"/>
      <text:p text:style-name="P3">You can only Redim or Redim Preserve the first index, that is the row, in a multidimensional array. </text:p>
      <text:p text:style-name="P3"/>
      <text:h text:style-name="P5" text:outline-level="2">Array Functions </text:h>
      <text:p text:style-name="P3"/>
      <text:p text:style-name="P3"><text:soft-page-break/>There are a number of functions that you can use to manage arrays. The following table lists the array functions available in FreeBasic. </text:p>
      <text:p text:style-name="P3"/>
      <text:p text:style-name="P3">Function Syntax Comment </text:p>
      <text:p text:style-name="P3">Clear Clear array, value,</text:p>
      <text:p text:style-name="P3">num_bytes </text:p>
      <text:p text:style-name="P3">Sets num_bytes in array tobyte value. </text:p>
      <text:p text:style-name="P3">Erase Erase array Erases dynamic arrays from memory, or clears static </text:p>
      <text:p text:style-name="P3">arrays. </text:p>
      <text:p text:style-name="P3">Lbound B = Lbound(array) </text:p>
      <text:p text:style-name="P3">B = Lbound(array,</text:p>
      <text:p text:style-name="P3">dimension) </text:p>
      <text:p text:style-name="P3">Returns the lowest index of </text:p>
      <text:p text:style-name="P3">a single or multidimensional array. The dimension parameter is the dimension to check in a </text:p>
      <text:p text:style-name="P3">multidimensional array where the first dimension is </text:p>
      <text:p text:style-name="P3"/>
      <text:p text:style-name="P3"/>
      <text:p text:style-name="P3">Function Syntax Comment </text:p>
      <text:p text:style-name="P3">1, the second dimension is </text:p>
      <text:p text:style-name="P3">2, and so on. </text:p>
      <text:p text:style-name="P3">Option Dynamic Option Dynamic Allocates arrays into dynamic memory by default. </text:p>
      <text:p text:style-name="P3">Option Static Option Static Clears a previous Option Dynamic. All subsequent arrays will be allocated on the heap. </text:p>
      <text:p text:style-name="P3">Preserve Redim Preserve Preserves data in an array when resized using the Redim statement. </text:p>
      <text:p text:style-name="P3">Redim Redim array(dimensions) as DataType </text:p>
      <text:p text:style-name="P3">Resizes an array to size dimensions. </text:p>
      <text:p text:style-name="P3">Ubound B = Lbound(array) </text:p>
      <text:p text:style-name="P3">B = Lbound(array,</text:p>
      <text:p text:style-name="P3">dimension) </text:p>
      <text:p text:style-name="P3">Returns the highest index of a single or multidimensional array. The dimension parameter is the dimension to check in a </text:p>
      <text:p text:style-name="P3">multidimensional array where the first dimension is </text:p>
      <text:p text:style-name="P3">1, the second dimension is </text:p>
      <text:p text:style-name="P3">2, and so on. </text:p>
      <text:p text:style-name="P3"/>
      <text:p text:style-name="P3">Table 12.1: Array Functions </text:p>
      <text:p text:style-name="P3"/>
      <text:p text:style-name="P3">Out of all the functions, you will probably use the Lbound and Ubound functions the most, especially when working with dynamic arrays. The following program uses both functions to get the size of a two dimensional array. </text:p>
      <text:p text:style-name="P3"><text:soft-page-break/></text:p>
      <text:p text:style-name="P3">1 </text:p>
      <text:p text:style-name="P3">Option Explicit </text:p>
      <text:p text:style-name="P3">2 </text:p>
      <text:p text:style-name="P3">Option Dynamic </text:p>
      <text:p text:style-name="P3">3 </text:p>
      <text:p text:style-name="P3">4 </text:p>
      <text:p text:style-name="P3">'Create a dynamic array </text:p>
      <text:p text:style-name="P3">5 </text:p>
      <text:p text:style-name="P3">Dim As Integer myArray(), i, nb </text:p>
      <text:p text:style-name="P3">6 </text:p>
      <text:p text:style-name="P3">'Resize array with two dimensions </text:p>
      <text:p text:style-name="P3">7 </text:p>
      <text:p text:style-name="P3">Redim myArray(1 To 1, 1 To 5) </text:p>
      <text:p text:style-name="P3">8 </text:p>
      <text:p text:style-name="P3">9 </text:p>
      <text:p text:style-name="P3">'Print upper and lower bounds for each row and column </text:p>
      <text:p text:style-name="P3">10 </text:p>
      <text:p text:style-name="P3">Print "First Redim" </text:p>
      <text:p text:style-name="P3">11 </text:p>
      <text:p text:style-name="P3">Print "" </text:p>
      <text:p text:style-name="P3">12 </text:p>
      <text:p text:style-name="P3">Print "Min Row Index:";Lbound(myArray, 1); </text:p>
      <text:p text:style-name="P3">13 </text:p>
      <text:p text:style-name="P3">Print " Max </text:p>
      <text:p text:style-name="P3">Row Index:";Ubound(myArray, 1) </text:p>
      <text:p text:style-name="P3">14 </text:p>
      <text:p text:style-name="P3">Print "Min Column index:";Lbound(myArray, 2); </text:p>
      <text:p text:style-name="P3">15 </text:p>
      <text:p text:style-name="P3">Print" Max </text:p>
      <text:p text:style-name="P3">Column index:";Ubound(myArray, 2) </text:p>
      <text:p text:style-name="P3"/>
      <text:p text:style-name="P3"/>
      <text:p text:style-name="P3"/>
      <text:p text:style-name="P3"/>
      <text:p text:style-name="P3"/>
      <text:p text:style-name="P3"/>
      <text:p text:style-name="P3"/>
      <text:p text:style-name="P3">Print </text:p>
      <text:p text:style-name="P3">Print "Additional Redims" </text:p>
      <text:p text:style-name="P3">Print "" </text:p>
      <text:p text:style-name="P3">'Redim array five times </text:p>
      <text:p text:style-name="P3">For i = 1 To 5</text:p>
      <text:p text:style-name="P3"><text:soft-page-break/></text:p>
      <text:p text:style-name="P3"/>
      <text:p text:style-name="P3"><text:s/>nb = Ubound(myArray, 1) + 1 </text:p>
      <text:p text:style-name="P3">Redim myArray(1 To nb, 1 To 5) </text:p>
      <text:p text:style-name="P3">'Print new array size </text:p>
      <text:p text:style-name="P3">Print "Min Row Index:";Lbound(myArray, 1); </text:p>
      <text:p text:style-name="P3">Print " Max </text:p>
      <text:p text:style-name="P3">Row Index:";Ubound(myArray, 1) </text:p>
      <text:p text:style-name="P3">Print "Min Column index:";Lbound(myArray, 2); </text:p>
      <text:p text:style-name="P3">Print " Max </text:p>
      <text:p text:style-name="P3">Column index:";Ubound(myArray, 2) </text:p>
      <text:p text:style-name="P3">Print </text:p>
      <text:p text:style-name="P3"/>
      <text:p text:style-name="P3"/>
      <text:p text:style-name="P3">Next </text:p>
      <text:p text:style-name="P3"/>
      <text:p text:style-name="P3"/>
      <text:p text:style-name="P3">Sleep </text:p>
      <text:p text:style-name="P3">End </text:p>
      <text:p text:style-name="P3"/>
      <text:p text:style-name="P3"/>
      <text:p text:style-name="P3">Listing 12.3: ulbound.bas </text:p>
      <text:p text:style-name="P3"/>
      <text:p text:style-name="P3"><text:tab/>Analysis: Line 2 set the compiler directive Option Dynamic so that the array is allocated in dynamic memory. Line 5 creates a dynamic array with no dimensions specified. Line 7 uses Redim to create a two-dimensional array. Lines 10 through 15 print the upper and lower bounds using Lbound and Ubound respectively. Notice that the dimension parameter is used to specify which dimension to get the lower and upper bounds. 1 is used to get the bounds for the first dimension, and 2 is used to get the second dimension. </text:p>
      <text:p text:style-name="P3"/>
      <text:p text:style-name="P3">Lines 20 through 29 resize the first dimension of the array and print the new lower and upper indexes. Line 21 gets the current upper bound of the first dimension, 1 is added to that value and then Redim is used in line 22 to resize the first dimension of the </text:p>
      <text:p text:style-name="P3">array. Lines 24 through 27 get the new bounds and print the values to the screen. </text:p>
      <text:p text:style-name="P3"/>
      <text:p text:style-name="P3">The program is closed in the usual way. </text:p>
      <text:p text:style-name="P3"/>
      <text:p text:style-name="P3">When you run the program you should see the following output. </text:p>
      <text:p text:style-name="P3"/>
      <text:p text:style-name="P3">First Redim </text:p>
      <text:p text:style-name="P3"><text:soft-page-break/></text:p>
      <text:p text:style-name="P3"/>
      <text:p text:style-name="P3">Min Row Index: 1 Max </text:p>
      <text:p text:style-name="P3">Row Index: 1 </text:p>
      <text:p text:style-name="P3"/>
      <text:p text:style-name="P3"/>
      <text:p text:style-name="P3">Min Column index: 1 Max </text:p>
      <text:p text:style-name="P3">Column index: 5 </text:p>
      <text:p text:style-name="P3"/>
      <text:p text:style-name="P3"/>
      <text:p text:style-name="P3">Additional Redims </text:p>
      <text:p text:style-name="P3"/>
      <text:p text:style-name="P3"/>
      <text:p text:style-name="P3">Min Row Index: 1 Max </text:p>
      <text:p text:style-name="P3">Row Index: 2 </text:p>
      <text:p text:style-name="P3"/>
      <text:p text:style-name="P3"/>
      <text:p text:style-name="P3">Min Column index: 1 Max </text:p>
      <text:p text:style-name="P3">Column index: 5 </text:p>
      <text:p text:style-name="P3"/>
      <text:p text:style-name="P3"/>
      <text:p text:style-name="P3"/>
      <text:p text:style-name="P3">Min Row Index: 1 Max </text:p>
      <text:p text:style-name="P3">Row Index: 3 </text:p>
      <text:p text:style-name="P3">Min Column index: 1 Max </text:p>
      <text:p text:style-name="P3">Column index: 5 </text:p>
      <text:p text:style-name="P3"/>
      <text:p text:style-name="P3"/>
      <text:p text:style-name="P3">Min Row Index: 1 Max </text:p>
      <text:p text:style-name="P3">Row Index: 4 </text:p>
      <text:p text:style-name="P3">Min Column index: 1 Max </text:p>
      <text:p text:style-name="P3">Column index: 5 </text:p>
      <text:p text:style-name="P3"/>
      <text:p text:style-name="P3"/>
      <text:p text:style-name="P3">Min Row Index: 1 Max </text:p>
      <text:p text:style-name="P3">Row Index: 5 </text:p>
      <text:p text:style-name="P3">Min Column index: 1 Max </text:p>
      <text:p text:style-name="P3">Column index: 5 </text:p>
      <text:p text:style-name="P3"/>
      <text:p text:style-name="P3"/>
      <text:p text:style-name="P3">Min Row Index: 1 Max </text:p>
      <text:p text:style-name="P3">Row Index: 6 </text:p>
      <text:p text:style-name="P3">Min Column index: 1 Max </text:p>
      <text:p text:style-name="P3"><text:soft-page-break/>Column index: 5 </text:p>
      <text:p text:style-name="P3"/>
      <text:p text:style-name="P3"/>
      <text:p text:style-name="P3">Listing 12.4: Output of ulbound.bas </text:p>
      <text:p text:style-name="P3"/>
      <text:p text:style-name="P3">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text:p>
      <text:p text:style-name="P3">array. </text:p>
      <text:p text:style-name="P3"/>
      <text:h text:style-name="P5" text:outline-level="2">Arrays of Types </text:h>
      <text:p text:style-name="P3"/>
      <text:p text:style-name="P3">Type definitions allow you to group related data into a single entity, and often you will need more than one instance of a type to fully express the data. Arrays of types allow you create multiple instances of a type definition that can be easily managed using the arrays functions. An example of this usage may be an inventory system for your RPG, a series of document descriptions within an editor, and a set of employee records from a random access database. </text:p>
      <text:p text:style-name="P3"/>
      <text:p text:style-name="P3">You create arrays of types just as you would with any of the intrinsic data types.</text:p>
      <text:p text:style-name="P3">The following code snippet illustrates the syntax. </text:p>
      <text:p text:style-name="P3"/>
      <text:p text:style-name="P3">Type myPoint </text:p>
      <text:p text:style-name="P3">x As Integer </text:p>
      <text:p text:style-name="P3">y As Integer </text:p>
      <text:p text:style-name="P3"/>
      <text:p text:style-name="P3"/>
      <text:p text:style-name="P3">End Type </text:p>
      <text:p text:style-name="P3"/>
      <text:p text:style-name="P3"/>
      <text:p text:style-name="P3">Type myLine </text:p>
      <text:p text:style-name="P3">p1 As myPoint </text:p>
      <text:p text:style-name="P3">p2 As myPoint </text:p>
      <text:p text:style-name="P3">char As String * 1 </text:p>
      <text:p text:style-name="P3"/>
      <text:p text:style-name="P3"/>
      <text:p text:style-name="P3">End Type </text:p>
      <text:p text:style-name="P3">Dim myLineSet (1 to 3) as myLine </text:p>
      <text:p text:style-name="P3"><text:soft-page-break/></text:p>
      <text:p text:style-name="P3"/>
      <text:p text:style-name="P3"/>
      <text:p text:style-name="P3">The code defines a set of 3 lines, with endpoints p1 and p2, where each endpoint is located at row and col. The following program illustrates using this definition to print some lines to the console screen. </text:p>
      <text:p text:style-name="P3"/>
      <text:p text:style-name="P3">'Define the point </text:p>
      <text:p text:style-name="P3">Type myPoint </text:p>
      <text:p text:style-name="P3">x As Integer </text:p>
      <text:p text:style-name="P3">y As Integer </text:p>
      <text:p text:style-name="P3">End Type </text:p>
      <text:p text:style-name="P3">'Define the line </text:p>
      <text:p text:style-name="P3">Type myLine </text:p>
      <text:p text:style-name="P3">p1 As myPoint </text:p>
      <text:p text:style-name="P3">p2 As myPoint </text:p>
      <text:p text:style-name="P3">char As String * 1 </text:p>
      <text:p text:style-name="P3">End Type </text:p>
      <text:p text:style-name="P3">'Create a set of 3 lines </text:p>
      <text:p text:style-name="P3">Dim myLineSet (1 To 3) As myLine </text:p>
      <text:p text:style-name="P3">Dim As Integer i </text:p>
      <text:p text:style-name="P3">'This subroutine uses the Bresenham Line algorithm </text:p>
      <text:p text:style-name="P3">'to print a line on the console screen. Google </text:p>
      <text:p text:style-name="P3">'"Bresenham Line algorithm" for more information. </text:p>
      <text:p text:style-name="P3">Sub DrawLine(aLine As myLine)</text:p>
      <text:p text:style-name="P3">Dim As Integer i, deltax, deltay, num </text:p>
      <text:p text:style-name="P3">Dim As Integer d, dinc1, dinc2</text:p>
      <text:p text:style-name="P3">Dim As Integer x, xinc1, xinc2</text:p>
      <text:p text:style-name="P3">Dim As Integer y, yinc1, yinc2</text:p>
      <text:p text:style-name="P3">Dim As Integer x1, y1, x2, y2</text:p>
      <text:p text:style-name="P3"/>
      <text:p text:style-name="P3">'Get the endpoint coordinates</text:p>
      <text:p text:style-name="P3">x1 = aLine.p1.x</text:p>
      <text:p text:style-name="P3">y1 = aLine.p1.y</text:p>
      <text:p text:style-name="P3">x2 = aLine.p2.x</text:p>
      <text:p text:style-name="P3">y2 = aLine.p2.y</text:p>
      <text:p text:style-name="P3"/>
      <text:p text:style-name="P3">'Get the delta change in both x and y</text:p>
      <text:p text:style-name="P3">deltax = Abs(x2 x1)</text:p>
      <text:p text:style-name="P3"/>
      <text:p text:style-name="P3">deltay = Abs(y2 y1)</text:p>
      <text:p text:style-name="P3"/>
      <text:p text:style-name="P3">'Calculate the slope of the line41 </text:p>
      <text:p text:style-name="P3"><text:soft-page-break/>If deltax &gt;= deltay Then </text:p>
      <text:p text:style-name="P3"/>
      <text:p text:style-name="P3"/>
      <text:p text:style-name="P3"/>
      <text:p text:style-name="P3">42 </text:p>
      <text:p text:style-name="P3">num = deltax + 143 </text:p>
      <text:p text:style-name="P3">d = (2 * deltay) deltax44 </text:p>
      <text:p text:style-name="P3">dinc1 = deltay Shl 145 </text:p>
      <text:p text:style-name="P3">dinc2 = (deltay deltax) </text:p>
      <text:p text:style-name="P3">Shl 146 </text:p>
      <text:p text:style-name="P3">xinc1 = 147 </text:p>
      <text:p text:style-name="P3">xinc2 = 148 </text:p>
      <text:p text:style-name="P3">yinc1 = 049 </text:p>
      <text:p text:style-name="P3">yinc2 = 150 </text:p>
      <text:p text:style-name="P3">Else51 </text:p>
      <text:p text:style-name="P3">num = deltay + 152 </text:p>
      <text:p text:style-name="P3">d = (2 * deltax) deltay53 </text:p>
      <text:p text:style-name="P3">dinc1 = deltax Shl 154 </text:p>
      <text:p text:style-name="P3">dinc2 = (deltax deltay) </text:p>
      <text:p text:style-name="P3">Shl 155 </text:p>
      <text:p text:style-name="P3">xinc1 = 056 </text:p>
      <text:p text:style-name="P3">xinc2 = 157 </text:p>
      <text:p text:style-name="P3">yinc1 = 158 </text:p>
      <text:p text:style-name="P3">yinc2 = 159 </text:p>
      <text:p text:style-name="P3">End If60 </text:p>
      <text:p text:style-name="P3">61 </text:p>
      <text:p text:style-name="P3">If x1 &gt; x2 Then62 </text:p>
      <text:p text:style-name="P3">xinc1 = xinc163 </text:p>
      <text:p text:style-name="P3">xinc2 = xinc264 </text:p>
      <text:p text:style-name="P3">End If65 </text:p>
      <text:p text:style-name="P3">66 </text:p>
      <text:p text:style-name="P3">If y1 &gt; y2 Then67 </text:p>
      <text:p text:style-name="P3">yinc1 = yinc168 </text:p>
      <text:p text:style-name="P3">yinc2 = yinc269 </text:p>
      <text:p text:style-name="P3">End If70 </text:p>
      <text:p text:style-name="P3">71 </text:p>
      <text:p text:style-name="P3">x = x172 </text:p>
      <text:p text:style-name="P3">y = y173 </text:p>
      <text:p text:style-name="P3">Locate y, x74 </text:p>
      <text:p text:style-name="P3">Print aLine.char;</text:p>
      <text:p text:style-name="P3">75 </text:p>
      <text:p text:style-name="P3">For i = 2 To num76 </text:p>
      <text:p text:style-name="P3">'Get the next iteration of the line77 </text:p>
      <text:p text:style-name="P3"><text:soft-page-break/>If d &lt; 0 Then78 </text:p>
      <text:p text:style-name="P3">d = d + dinc179 </text:p>
      <text:p text:style-name="P3">x = x + xinc180 </text:p>
      <text:p text:style-name="P3">y = y + yinc181 </text:p>
      <text:p text:style-name="P3">Else82 </text:p>
      <text:p text:style-name="P3">d = d + dinc283 </text:p>
      <text:p text:style-name="P3">x = x + xinc284 </text:p>
      <text:p text:style-name="P3">y = y + yinc285 </text:p>
      <text:p text:style-name="P3">End If86 Locate y, x </text:p>
      <text:p text:style-name="P3"/>
      <text:p text:style-name="P3"/>
      <text:p text:style-name="P3"><text:s/>Print aLine.char; </text:p>
      <text:p text:style-name="P3">Next </text:p>
      <text:p text:style-name="P3">End Sub </text:p>
      <text:p text:style-name="P3"/>
      <text:p text:style-name="P3"/>
      <text:p text:style-name="P3">'Returns a random number between low and high </text:p>
      <text:p text:style-name="P3">Function GetRandom(lowerbound As Integer, upperbound As Integer) As Integer </text:p>
      <text:p text:style-name="P3">GetRandom = Int((upperbound lowerbound </text:p>
      <text:p text:style-name="P3">+ 1) * Rnd + lowerbound) </text:p>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Set the first endpoint coordinates </text:p>
      <text:p text:style-name="P3">myLineSet(i).p1.x = GetRandom(1, 80) </text:p>
      <text:p text:style-name="P3">myLineSet(i).p1.y = GetRandom(1, 25) </text:p>
      <text:p text:style-name="P3">'Set the second endpoint coordinates </text:p>
      <text:p text:style-name="P3">myLineSet(i).p2.x = GetRandom(1, 80) </text:p>
      <text:p text:style-name="P3">myLineSet(i).p2.y = GetRandom(1, 25) </text:p>
      <text:p text:style-name="P3">'Get the display character </text:p>
      <text:p text:style-name="P3">myLineSet(i).char = Chr(GetRandom(33, 47)) </text:p>
      <text:p text:style-name="P3">'Print the line </text:p>
      <text:p text:style-name="P3">DrawLine myLineSet(i) </text:p>
      <text:p text:style-name="P3"/>
      <text:p text:style-name="P3"/>
      <text:p text:style-name="P3">Next </text:p>
      <text:p text:style-name="P3"/>
      <text:p text:style-name="P3"><text:soft-page-break/></text:p>
      <text:p text:style-name="P3">Sleep </text:p>
      <text:p text:style-name="P3">End </text:p>
      <text:p text:style-name="P3"/>
      <text:p text:style-name="P3"/>
      <text:p text:style-name="P3">Listing 12.5: arrayoftypes.bas </text:p>
      <text:p text:style-name="P3"/>
      <text:p text:style-name="P3"><text:tab/>Analysis: Lines 4 through 7 define the coordinates for the an endpoint of a line.</text:p>
      <text:p text:style-name="P3">Lines 10 through 14, define a line, with two endpoints and the character used to print the line on the console screen. Line 17 defines a set of three lines, and line 18 defines a </text:p>
      <text:p text:style-name="P3">working variable that will be used in a For-Next loop that will initialize and display the line. </text:p>
      <text:p text:style-name="P3"/>
      <text:p text:style-name="P3">Lines 23 through 89 define a subroutine that implements the Bresenham Line algorithm to print the line to the console screen. There are a number of resources on the Internet that explain the algorithm in detail and can be found using your favorite search engine. </text:p>
      <text:p text:style-name="P3"/>
      <text:p text:style-name="P3">Lines 92 through 94 define a function that will return a random integer in the range of lowerbound to upperbound, inclusive. Line 96 initializes the random number generator by seeding the generator with the current Timer value. Randomize Timer ensures that each call to Rnd will return a different random number. Without the </text:p>
      <text:p text:style-name="P3">Randomize statement, Rnd will return the same sequence of random number. </text:p>
      <text:p text:style-name="P3"/>
      <text:p text:style-name="P3">Line 98 through 109 initialize each line in the array and then calls the DrawLine subroutine to print the line. When accessing the fields of a type within an array, you must specify which array element you are accessing by using parentheses with an index value, </text:p>
      <text:p text:style-name="P3"/>
      <text:p text:style-name="P3"/>
      <text:p text:style-name="P3">jut as you would an intrinsic data type. You can then access each element within the type using the familiar dot notation you saw in the chapter on composite types. Notice that the syntax is similar to the syntax used in the type memory array example, and the rules are accessing type fields is the same. </text:p>
      <text:p text:style-name="P3"/>
      <text:p text:style-name="P3">Once each array element has been initialized and each line printed, the program is closed in the usual way. </text:p>
      <text:p text:style-name="P3"/>
      <text:p text:style-name="P3">When you run the program you should see something like the following output.</text:p>
      <text:p text:style-name="P3"><text:soft-page-break/></text:p>
      <text:p text:style-name="P3"><text:s/>%%%</text:p>
      <text:p text:style-name="P3"/>
      <text:p text:style-name="P3"/>
      <text:p text:style-name="P3"><text:s/>%%%</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style-name="P3"/>
      <text:p text:style-name="P3"><text:s/>////// </text:p>
      <text:p text:style-name="P3">////////// </text:p>
      <text:p text:style-name="P3">////////// </text:p>
      <text:p text:style-name="P3">////////// </text:p>
      <text:p text:style-name="P3">////////// </text:p>
      <text:p text:style-name="P3">////////// </text:p>
      <text:p text:style-name="P3">///// </text:p>
      <text:p text:style-name="P3"/>
      <text:p text:style-name="P3"/>
      <text:p text:style-name="P4">Output 12.3: Output of arrayoftypes.bas </text:p>
      <text:p text:style-name="P3"/>
      <text:p text:style-name="P3">Your output will vary since the end points of the lines, and the line character <text:soft-page-break/>are random generated. </text:p>
      <text:p text:style-name="P3"/>
      <text:p text:style-name="P3">Arrays in Types </text:p>
      <text:p text:style-name="P3"/>
      <text:p text:style-name="P3">As you saw in the chapter on composite types, type fields be both intrinsic and composite type. You can also create static arrays within a type definition. In the listing above, you can see that a line has two endpoints. Rather than using two distinct fields,</text:p>
      <text:p text:style-name="P3">you can create an array of endpoints that describe the line. The following code listing is a modification of the previous listing, using an array to describe the endpoints. </text:p>
      <text:p text:style-name="P3"/>
      <text:p text:style-name="P3">1 </text:p>
      <text:p text:style-name="P3">Option Explicit </text:p>
      <text:p text:style-name="P3">2 </text:p>
      <text:p text:style-name="P3"/>
      <text:p text:style-name="P3"/>
      <text:p text:style-name="P3"/>
      <text:p text:style-name="P3">3 </text:p>
      <text:p text:style-name="P3">'Define the point </text:p>
      <text:p text:style-name="P3">4 </text:p>
      <text:p text:style-name="P3">Type myPoint </text:p>
      <text:p text:style-name="P3">x As Integer </text:p>
      <text:p text:style-name="P3">6 </text:p>
      <text:p text:style-name="P3">y As Integer </text:p>
      <text:p text:style-name="P3">7 </text:p>
      <text:p text:style-name="P3">End Type </text:p>
      <text:p text:style-name="P3">8 </text:p>
      <text:p text:style-name="P3">9 </text:p>
      <text:p text:style-name="P3">'Define the line </text:p>
      <text:p text:style-name="P3">Type myLine11 </text:p>
      <text:p text:style-name="P3">pts(1 To 2) As myPoint12 </text:p>
      <text:p text:style-name="P3">char As String * 1 </text:p>
      <text:p text:style-name="P3">13 </text:p>
      <text:p text:style-name="P3">End Type </text:p>
      <text:p text:style-name="P3">14 </text:p>
      <text:p text:style-name="P3">'Create a set of 3 lines </text:p>
      <text:p text:style-name="P3">16 </text:p>
      <text:p text:style-name="P3">Dim myLineSet (1 To 3) As myLine </text:p>
      <text:p text:style-name="P3">17 </text:p>
      <text:p text:style-name="P3">Dim As Integer i, j </text:p>
      <text:p text:style-name="P3">18 </text:p>
      <text:p text:style-name="P3">19 </text:p>
      <text:p text:style-name="P3"><text:soft-page-break/>'This subroutine uses the Bresenham Line algorithm </text:p>
      <text:p text:style-name="P3">'to print a line on the console screen. Google </text:p>
      <text:p text:style-name="P3">21 </text:p>
      <text:p text:style-name="P3">'"Bresenham Line algorithm" for more information. </text:p>
      <text:p text:style-name="P3">22 </text:p>
      <text:p text:style-name="P3">Sub DrawLine(aLine As myLine)</text:p>
      <text:p text:style-name="P3">23 </text:p>
      <text:p text:style-name="P3">Dim As Integer i, deltax, deltay, num24 </text:p>
      <text:p text:style-name="P3">Dim As Integer d, dinc1, dinc2 </text:p>
      <text:p text:style-name="P3">Dim As Integer x, xinc1, xinc226 </text:p>
      <text:p text:style-name="P3">Dim As Integer y, yinc1, yinc227 </text:p>
      <text:p text:style-name="P3">Dim As Integer x1, y1, x2, y228 </text:p>
      <text:p text:style-name="P3">29 </text:p>
      <text:p text:style-name="P3">'Get the endpoint coordinates </text:p>
      <text:p text:style-name="P3">x1 = aLine.pts(1).x31 </text:p>
      <text:p text:style-name="P3">y1 = aLine.pts(1).y32 </text:p>
      <text:p text:style-name="P3">x2 = aLine.pts(2).x33 </text:p>
      <text:p text:style-name="P3">y2 = aLine.pts(2).y34 </text:p>
      <text:p text:style-name="P3">'Get the delats change in both x and y36 </text:p>
      <text:p text:style-name="P3">deltax = Abs(x2 x1)</text:p>
      <text:p text:style-name="P3">37 </text:p>
      <text:p text:style-name="P3">deltay = Abs(y2 y1)</text:p>
      <text:p text:style-name="P3">38 </text:p>
      <text:p text:style-name="P3">39 </text:p>
      <text:p text:style-name="P3">'Calculate the slope of the line </text:p>
      <text:p text:style-name="P3">If deltax &gt;= deltay Then41 </text:p>
      <text:p text:style-name="P3">num = deltax + 142 </text:p>
      <text:p text:style-name="P3">d = (2 * deltay) deltax43 </text:p>
      <text:p text:style-name="P3">dinc1 = deltay Shl 144 </text:p>
      <text:p text:style-name="P3">dinc2 = (deltay deltax) </text:p>
      <text:p text:style-name="P3">Shl 1 </text:p>
      <text:p text:style-name="P3">xinc1 = 146 </text:p>
      <text:p text:style-name="P3">xinc2 = 147 </text:p>
      <text:p text:style-name="P3">yinc1 = 0 </text:p>
      <text:p text:style-name="P3"/>
      <text:p text:style-name="P3"/>
      <text:p text:style-name="P3">164 </text:p>
      <text:p text:style-name="P3"/>
      <text:p text:style-name="P3"/>
      <text:p text:style-name="P3"/>
      <text:p text:style-name="P3">48 </text:p>
      <text:p text:style-name="P3">yinc2 = 149 </text:p>
      <text:p text:style-name="P3">Else50 </text:p>
      <text:p text:style-name="P3"><text:soft-page-break/>num = deltay + 151 </text:p>
      <text:p text:style-name="P3">d = (2 * deltax) deltay52 </text:p>
      <text:p text:style-name="P3">dinc1 = deltax Shl 153 </text:p>
      <text:p text:style-name="P3">dinc2 = (deltax deltay) </text:p>
      <text:p text:style-name="P3">Shl 154 </text:p>
      <text:p text:style-name="P3">xinc1 = 055 </text:p>
      <text:p text:style-name="P3">xinc2 = 156 </text:p>
      <text:p text:style-name="P3">yinc1 = 157 </text:p>
      <text:p text:style-name="P3">yinc2 = 158 </text:p>
      <text:p text:style-name="P3">End If59 </text:p>
      <text:p text:style-name="P3">60 </text:p>
      <text:p text:style-name="P3">If x1 &gt; x2 Then61 </text:p>
      <text:p text:style-name="P3">xinc1 = xinc162 </text:p>
      <text:p text:style-name="P3">xinc2 = xinc263 </text:p>
      <text:p text:style-name="P3">End If64 </text:p>
      <text:p text:style-name="P3">65 </text:p>
      <text:p text:style-name="P3">If y1 &gt; y2 Then66 </text:p>
      <text:p text:style-name="P3">yinc1 = yinc167 </text:p>
      <text:p text:style-name="P3">yinc2 = yinc268 </text:p>
      <text:p text:style-name="P3">End If69 </text:p>
      <text:p text:style-name="P3">70 </text:p>
      <text:p text:style-name="P3">x = x171 </text:p>
      <text:p text:style-name="P3">y = y172 </text:p>
      <text:p text:style-name="P3">Locate y, x73 </text:p>
      <text:p text:style-name="P3">Print aLine.char;</text:p>
      <text:p text:style-name="P3">74 </text:p>
      <text:p text:style-name="P3">For i = 2 To num75 </text:p>
      <text:p text:style-name="P3">'Get the next iteration of the line76 </text:p>
      <text:p text:style-name="P3">If d &lt; 0 Then77 </text:p>
      <text:p text:style-name="P3">d = d + dinc178 </text:p>
      <text:p text:style-name="P3">x = x + xinc179 </text:p>
      <text:p text:style-name="P3">y = y + yinc180 </text:p>
      <text:p text:style-name="P3">Else81 </text:p>
      <text:p text:style-name="P3">d = d + dinc282 </text:p>
      <text:p text:style-name="P3">x = x + xinc283 </text:p>
      <text:p text:style-name="P3">y = y + yinc284 </text:p>
      <text:p text:style-name="P3">End If85 </text:p>
      <text:p text:style-name="P3">Locate y, x86 </text:p>
      <text:p text:style-name="P3">Print aLine.char;</text:p>
      <text:p text:style-name="P3">87 </text:p>
      <text:p text:style-name="P3">Next </text:p>
      <text:p text:style-name="P3">88 </text:p>
      <text:p text:style-name="P3">End Sub </text:p>
      <text:p text:style-name="P3"><text:soft-page-break/>89 </text:p>
      <text:p text:style-name="P3">90 </text:p>
      <text:p text:style-name="P3">'Returns a random number between low and high </text:p>
      <text:p text:style-name="P3">91 </text:p>
      <text:p text:style-name="P3">Function GetRandom(lowerbound As Integer, upperbound As Integer) As Integer92 GetRandom = Int((upperbound lowerbound </text:p>
      <text:p text:style-name="P3">+ 1) * Rnd + lowerbound) </text:p>
      <text:p text:style-name="P3"/>
      <text:p text:style-name="P3"/>
      <text:p text:style-name="P3"/>
      <text:p text:style-name="P3">93 </text:p>
      <text:p text:style-name="P3">94 </text:p>
      <text:p text:style-name="P3">95 </text:p>
      <text:p text:style-name="P3">96 </text:p>
      <text:p text:style-name="P3">97 </text:p>
      <text:p text:style-name="P3">98 </text:p>
      <text:p text:style-name="P3">99 </text:p>
      <text:p text:style-name="P3">100 </text:p>
      <text:p text:style-name="P3">101 </text:p>
      <text:p text:style-name="P3">102 </text:p>
      <text:p text:style-name="P3">103 </text:p>
      <text:p text:style-name="P3">104 </text:p>
      <text:p text:style-name="P3">105 </text:p>
      <text:p text:style-name="P3">106 </text:p>
      <text:p text:style-name="P3">107 </text:p>
      <text:p text:style-name="P3">108 </text:p>
      <text:p text:style-name="P3">109 </text:p>
      <text:p text:style-name="P3">110 </text:p>
      <text:p text:style-name="P3">111 </text:p>
      <text:p text:style-name="P3">112 </text:p>
      <text:p text:style-name="P3"/>
      <text:p text:style-name="P3"/>
      <text:p text:style-name="P3">End Function </text:p>
      <text:p text:style-name="P3"/>
      <text:p text:style-name="P3"/>
      <text:p text:style-name="P3">Randomize Timer </text:p>
      <text:p text:style-name="P3">'Initialize and print the lines </text:p>
      <text:p text:style-name="P3">For i = Lbound(myLineSet) To Ubound(myLineSet)</text:p>
      <text:p text:style-name="P3"/>
      <text:p text:style-name="P3"/>
      <text:p text:style-name="P3"><text:s/>For j = Lbound(myLineSet(i).pts) To Ubound(myLineSet(i).pts) </text:p>
      <text:p text:style-name="P3">'Set the first endpoint coordinates </text:p>
      <text:p text:style-name="P3">myLineSet(i).pts(j).x = GetRandom(1, 80) </text:p>
      <text:p text:style-name="P3"><text:soft-page-break/>myLineSet(i).pts(j).y = GetRandom(1, 25) </text:p>
      <text:p text:style-name="P3">'Set the second endpoint coordinates </text:p>
      <text:p text:style-name="P3">myLineSet(i).pts(j).x = GetRandom(1, 80) </text:p>
      <text:p text:style-name="P3">myLineSet(i).pts(j).y = GetRandom(1, 25) </text:p>
      <text:p text:style-name="P3">'Get the display character </text:p>
      <text:p text:style-name="P3">myLineSet(i).char = Chr(GetRandom(33, 47)) </text:p>
      <text:p text:style-name="P3">'Print the line</text:p>
      <text:p text:style-name="P3"/>
      <text:p text:style-name="P3"/>
      <text:p text:style-name="P3"><text:s/>Next </text:p>
      <text:p text:style-name="P3">DrawLine myLineSet(i) </text:p>
      <text:p text:style-name="P3">Next </text:p>
      <text:p text:style-name="P3"/>
      <text:p text:style-name="P3"/>
      <text:p text:style-name="P3">Sleep </text:p>
      <text:p text:style-name="P3">End </text:p>
      <text:p text:style-name="P3"/>
      <text:p text:style-name="P3"/>
      <text:p text:style-name="P3"><text:span text:style-name="T1">Listing 12.6: arrayintypes.bas</text:span> </text:p>
      <text:p text:style-name="P3"/>
      <text:p text:style-name="P3"><text:tab/>Analysis: This program is identical to the previous program, except that this program uses an array to describe the endpoints of the line. Only the changes to the program will discussed in this section. </text:p>
      <text:p text:style-name="P3"/>
      <text:p text:style-name="P3">Line 11 defines a single dimension array of endpoints that has two elements. In lines 97 through 110, the program initializes each line element. The outer loop selects each line type within the line set array. The inner For-Next loop then selects each endpoint element with the endpoint array. Notice that you an use Lbound and Ubound for this array, just as you can with the main array. Arrays within a type definition are true arrays, and all the functions available in FreeBasic can be used with embedded arrays.</text:p>
      <text:p text:style-name="P3">The inner j loop Lbound and Ubound use the outer loop specification, myLineSet(i).pts, </text:p>
      <text:p text:style-name="P3">to select a line element within the line set array, and then the function is applied to the embedded array. The endpoints are then initialized using both the i and j specifications, </text:p>
      <text:p text:style-name="P3">myLineSet(i).pts(j).x = GetRandom(1, 80). The variable i selects a line while j </text:p>
      <text:p text:style-name="P3">selects an endpoint within the selected line. The dot notation is used to reference each </text:p>
      <text:p text:style-name="P3">field within the type definition, including the endpoint array. Again, the notation and principles are similar to a type memory array. </text:p>
      <text:p text:style-name="P3"/>
      <text:p text:style-name="P3">The program is closed in the usual way after printing all the lines. </text:p>
      <text:p text:style-name="P3"><text:soft-page-break/></text:p>
      <text:p text:style-name="P3">The output of this program is the same as the previous program and is not shown here. Using an array for the endpoints enables you to easily extend the line definition to support not only lines, but triangles and squares. The following code snippet shows one possible definition. </text:p>
      <text:p text:style-name="P3"/>
      <text:p text:style-name="P3"/>
      <text:p text:style-name="P3">Type myObj </text:p>
      <text:p text:style-name="P3"/>
      <text:p text:style-name="P3"/>
      <text:p text:style-name="P3">objid As Integer </text:p>
      <text:p text:style-name="P3"/>
      <text:p text:style-name="P3"/>
      <text:p text:style-name="P3">Union </text:p>
      <text:p text:style-name="P3"/>
      <text:p text:style-name="P3"/>
      <text:p text:style-name="P3">myLine(1 To 2) As myPoint </text:p>
      <text:p text:style-name="P3"/>
      <text:p text:style-name="P3"/>
      <text:p text:style-name="P3">myTriangle(1 To 3) As myPoint </text:p>
      <text:p text:style-name="P3"/>
      <text:p text:style-name="P3"/>
      <text:p text:style-name="P3">mySquare(1 To 4) As myPoint </text:p>
      <text:p text:style-name="P3"/>
      <text:p text:style-name="P3"/>
      <text:p text:style-name="P3">End Union </text:p>
      <text:p text:style-name="P3"/>
      <text:p text:style-name="P3"/>
      <text:p text:style-name="P3">char As String * 1 </text:p>
      <text:p text:style-name="P3"/>
      <text:p text:style-name="P3"/>
      <text:p text:style-name="P3">End Type </text:p>
      <text:p text:style-name="P3"/>
      <text:p text:style-name="P3"/>
      <text:p text:style-name="P3">The objid field would indicate which type of object is contained within the definition. That is, a 1 may indicate a line, a 2 may indicate a triangle and a 3 may indicate a square. Since the definition defines a single object, a union is used to enclose the endpoint arrays to maximize memory usage. To print the object to the screen, you would examine the objid and then use the Lbound and Ubound on the appropriate endpoint array definition, printing the number of lines that correspond to the type of object. One further enhancement you can make to this program is to add a function pointer to the type definition, and then write print routines that correspond to the type of object. being printed. Using this technique will enable <text:soft-page-break/>you to further extend the usefulness of the code by simplifying the process of adding new objects to the type definition. For example, if you needed to be able to describe a cube, you would simply add an new array to the union, add a cube print function, and the type definition would be able to print a cube by simply adding a few lines of code, while keeping the original functionality intact. </text:p>
      <text:p text:style-name="P3"/>
      <text:h text:style-name="P5" text:outline-level="2">Array Initialization </text:h>
      <text:p text:style-name="P3"/>
      <text:p text:style-name="P3">You can initialize an array with values when using the Dim statement in a manner similar to initializing any of the other intrinsic data types, and type definitions. The following code snippet illustrates the syntax using a one dimensional array. </text:p>
      <text:p text:style-name="P3"/>
      <text:p text:style-name="P3">Dim aArray(1 to 5) As Integer =&gt; {1, 2, 3, 4, 5} </text:p>
      <text:p text:style-name="P3"/>
      <text:p text:style-name="P3"/>
      <text:p text:style-name="P3">This code snippet dimensions a ubyte array with 5 elements, then sets the elements to the list contained within the curly brackets. The arrow operator, =&gt; tells the compiler that the list following the Dim statement should be used to initialize the array.</text:p>
      <text:p text:style-name="P3">You can also dimension multidimensional arrays in the same manner, by specifying blocks of data enclosed within curly braces as the following code snippet illustrates. </text:p>
      <text:p text:style-name="P3"/>
      <text:p text:style-name="P3">Dim bArray(1 to 2, 1 to 5) As Integer =&gt; {{1, 2, 3, 4, 5}, _ </text:p>
      <text:p text:style-name="P3"/>
      <text:p text:style-name="P3"/>
      <text:p text:style-name="P3">{6, 7, 8, 9, 10}} </text:p>
      <text:p text:style-name="P3"/>
      <text:p text:style-name="P3"/>
      <text:p text:style-name="P3">In this example, the first block, {1, 2, 3, 4, 5}, corresponds to row 1, and the second block, {6, 7, 8, 9, 10}, corresponds to row 2. Remember that FreeBasic arrays are row-major, so the row is specified before the column. When you initialize an array in this manner, you must be sure that the number of elements defined will fit into the array. </text:p>
      <text:p text:style-name="P3"/>
      <text:p text:style-name="P3">The following programs initializes two arrays and print the values to the console. </text:p>
      <text:p text:style-name="P3"/>
      <text:p text:style-name="P3"/>
      <text:p text:style-name="P3">1 </text:p>
      <text:p text:style-name="P3">2 </text:p>
      <text:p text:style-name="P3"><text:soft-page-break/>3 </text:p>
      <text:p text:style-name="P3">4 </text:p>
      <text:p text:style-name="P3">5 </text:p>
      <text:p text:style-name="P3">6 </text:p>
      <text:p text:style-name="P3">7 </text:p>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
      <text:p text:style-name="P3"/>
      <text:p text:style-name="P3">Option Explicit </text:p>
      <text:p text:style-name="P3"/>
      <text:p text:style-name="P3"/>
      <text:p text:style-name="P3">Dim aArray(1 To 5) As Integer =&gt; {1, 2, 3, 4, 5} </text:p>
      <text:p text:style-name="P3">Dim bArray(1 To 2, 1 To 5) As Integer =&gt; {{1, 2, 3, 4, 5}, _ </text:p>
      <text:p text:style-name="P3">{6, 7, 8, 9, 10}} </text:p>
      <text:p text:style-name="P3">Dim As Integer i, j </text:p>
      <text:p text:style-name="P3"/>
      <text:p text:style-name="P3"/>
      <text:p text:style-name="P3">'Print aArray values. </text:p>
      <text:p text:style-name="P3">For i = 1 To 5</text:p>
      <text:p text:style-name="P3"/>
      <text:p text:style-name="P3"/>
      <text:p text:style-name="P3"><text:s/>Print "aArray(";i;" ):";aArray(i) </text:p>
      <text:p text:style-name="P3">Next </text:p>
      <text:p text:style-name="P3">Print </text:p>
      <text:p text:style-name="P3"/>
      <text:p text:style-name="P3"/>
      <text:p text:style-name="P3">'Print bArray values. </text:p>
      <text:p text:style-name="P3">For i = 1 To 2 </text:p>
      <text:p text:style-name="P3">For j = 1 To 5 </text:p>
      <text:p text:style-name="P3"><text:soft-page-break/>Print "bArray(";i;",";j;" ):";bArray(i, j) </text:p>
      <text:p text:style-name="P3">Next </text:p>
      <text:p text:style-name="P3">Next </text:p>
      <text:p text:style-name="P3"/>
      <text:p text:style-name="P3"/>
      <text:p text:style-name="P3">Sleep </text:p>
      <text:p text:style-name="P3">End </text:p>
      <text:p text:style-name="P3"/>
      <text:p text:style-name="P3"/>
      <text:p text:style-name="P3">Listing 12.7: arrayinit.bas </text:p>
      <text:p text:style-name="P3"/>
      <text:p text:style-name="P3"><text:tab/>Analysis: </text:p>
      <text:p text:style-name="P3">Line 3 creates a single-dimension array and initializes the values of the array. Line 4 creates a two-dimensional array and initializes the both rows of the array.</text:p>
      <text:p text:style-name="P3">Line 9 through 11 print the contents of the first array to the screen and lines 15 through19 print the contents of the second to the screen. The program is then closed in the usual </text:p>
      <text:p text:style-name="P3">way. </text:p>
      <text:p text:style-name="P3"/>
      <text:p text:style-name="P3">When you run the program you should see the following output. </text:p>
      <text:p text:style-name="P3"/>
      <text:p text:style-name="P3">aArray( 1 ): 1 </text:p>
      <text:p text:style-name="P3">aArray( 2 ): 2 </text:p>
      <text:p text:style-name="P3">aArray( 3 ): 3 </text:p>
      <text:p text:style-name="P3">aArray( 4 ): 4 </text:p>
      <text:p text:style-name="P3">aArray( 5 ): 5 </text:p>
      <text:p text:style-name="P3"/>
      <text:p text:style-name="P3"/>
      <text:p text:style-name="P3">bArray( 1, 1 ): 1 </text:p>
      <text:p text:style-name="P3">bArray( 1, 2 ): 2 </text:p>
      <text:p text:style-name="P3">bArray( 1, 3 ): 3 </text:p>
      <text:p text:style-name="P3"/>
      <text:p text:style-name="P3"/>
      <text:p text:style-name="P3"/>
      <text:p text:style-name="P3">bArray( 1, 4 ): 4 </text:p>
      <text:p text:style-name="P3">bArray( 1, 5 ): 5 </text:p>
      <text:p text:style-name="P3">bArray( 2, 1 ): 6 </text:p>
      <text:p text:style-name="P3">bArray( 2, 2 ): 7 </text:p>
      <text:p text:style-name="P3">bArray( 2, 3 ): 8 </text:p>
      <text:p text:style-name="P3">bArray( 2, 4 ): 9 </text:p>
      <text:p text:style-name="P3">bArray( 2, 5 ): 10 </text:p>
      <text:p text:style-name="P3"/>
      <text:p text:style-name="P3"/>
      <text:p text:style-name="P3"><text:soft-page-break/>Listing 12.8: Output of arrayinit.bas </text:p>
      <text:p text:style-name="P3"/>
      <text:p text:style-name="P3">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 </text:p>
      <text:p text:style-name="P3"/>
      <text:h text:style-name="P5" text:outline-level="2">Type Array Initialization </text:h>
      <text:p text:style-name="P3"/>
      <text:p text:style-name="P3">Since you can initialize a type definition and an array, it stands to reason you can do the same with a type array. In the chapter on type definitions you saw the syntax for initializing a type, and here you have seen how to initialize an array. To initialize a type array, you use both the type initialization syntax with the array initialization syntax, as you would expect. The following code snippet illustrates this combined syntax. </text:p>
      <text:p text:style-name="P3"/>
      <text:p text:style-name="P3">Type aType </text:p>
      <text:p text:style-name="P3"/>
      <text:p text:style-name="P3"/>
      <text:p text:style-name="P3">a As Integer </text:p>
      <text:p text:style-name="P3"/>
      <text:p text:style-name="P3"/>
      <text:p text:style-name="P3">b As Byte </text:p>
      <text:p text:style-name="P3"/>
      <text:p text:style-name="P3"/>
      <text:p text:style-name="P3">c(1 To 2) As Zstring * 10 </text:p>
      <text:p text:style-name="P3"/>
      <text:p text:style-name="P3"/>
      <text:p text:style-name="P3">End Type </text:p>
      <text:p text:style-name="P3">Dim As aType myType(1 To 2) =&gt; { (1234, 12, {"Hello", "World"}), _ </text:p>
      <text:p text:style-name="P3">(5678, 24, {"From", "Freebasic"}) _ </text:p>
      <text:p text:style-name="P3">} </text:p>
      <text:p text:style-name="P3"/>
      <text:p text:style-name="P3"/>
      <text:p text:style-name="P3">The curly brackets signify that this is an array initialization, while the parenthesis indicate the type initialization. Since the type has an embedded array, you use the curly brackets to load the data into the embedded array, just as you would a stand-alone array.</text:p>
      <text:p text:style-name="P3">If the embedded array was a multidimensional array, then you would need to wrap each row in { and } just as you would a stand-alone array. </text:p>
      <text:p text:style-name="P3"/>
      <text:p text:style-name="P3">The following program shows how all this works together. </text:p>
      <text:p text:style-name="P3"><text:soft-page-break/></text:p>
      <text:p text:style-name="P3">1 </text:p>
      <text:p text:style-name="P3">Option Explicit </text:p>
      <text:p text:style-name="P3">2 </text:p>
      <text:p text:style-name="P3">3 </text:p>
      <text:p text:style-name="P3">'Create a type definition </text:p>
      <text:p text:style-name="P3">4 </text:p>
      <text:p text:style-name="P3">Type aType5 </text:p>
      <text:p text:style-name="P3">a As Integer6 </text:p>
      <text:p text:style-name="P3">b As Byte7 </text:p>
      <text:p text:style-name="P3">c(1 To 2) As Zstring * 10 </text:p>
      <text:p text:style-name="P3"/>
      <text:p text:style-name="P3"/>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23 </text:p>
      <text:p text:style-name="P3">24 </text:p>
      <text:p text:style-name="P3">25 </text:p>
      <text:p text:style-name="P3">26 </text:p>
      <text:p text:style-name="P3">27 </text:p>
      <text:p text:style-name="P3">28 </text:p>
      <text:p text:style-name="P3">29 </text:p>
      <text:p text:style-name="P3">30 </text:p>
      <text:p text:style-name="P3">31 </text:p>
      <text:p text:style-name="P3"/>
      <text:p text:style-name="P3"/>
      <text:p text:style-name="P3">End Type </text:p>
      <text:p text:style-name="P3"/>
      <text:p text:style-name="P3"/>
      <text:p text:style-name="P3">'Dimension and init the type array </text:p>
      <text:p text:style-name="P3"><text:soft-page-break/>Dim As aType myType(1 To 2) =&gt; { (1234, 12, {"Hello", "World"}), _ </text:p>
      <text:p text:style-name="P3">(5678, 24, {"From", "Freebasic"}) _ </text:p>
      <text:p text:style-name="P3"/>
      <text:p text:style-name="P3"/>
      <text:p text:style-name="P3">} </text:p>
      <text:p text:style-name="P3">'Working variables </text:p>
      <text:p text:style-name="P3">Dim As Integer i, j </text:p>
      <text:p text:style-name="P3"/>
      <text:p text:style-name="P3"/>
      <text:p text:style-name="P3">'Display type values </text:p>
      <text:p text:style-name="P3"/>
      <text:p text:style-name="P3"/>
      <text:p text:style-name="P3">For i = 1 To 2 </text:p>
      <text:p text:style-name="P3">Print "Type array index: ";i </text:p>
      <text:p text:style-name="P3">With myType(i)</text:p>
      <text:p text:style-name="P3"/>
      <text:p text:style-name="P3"/>
      <text:p text:style-name="P3"><text:s/>Print .a </text:p>
      <text:p text:style-name="P3">Print .b </text:p>
      <text:p text:style-name="P3">For j = 1 To 2</text:p>
      <text:p text:style-name="P3"/>
      <text:p text:style-name="P3"/>
      <text:p text:style-name="P3"><text:s/>Print .c(j)</text:p>
      <text:p text:style-name="P3"/>
      <text:p text:style-name="P3"/>
      <text:p text:style-name="P3"><text:s/>Next </text:p>
      <text:p text:style-name="P3">End With </text:p>
      <text:p text:style-name="P3">Print </text:p>
      <text:p text:style-name="P3"/>
      <text:p text:style-name="P3"/>
      <text:p text:style-name="P3">Next </text:p>
      <text:p text:style-name="P3"/>
      <text:p text:style-name="P3"/>
      <text:p text:style-name="P3">Sleep </text:p>
      <text:p text:style-name="P3">End </text:p>
      <text:p text:style-name="P3"/>
      <text:p text:style-name="P3"/>
      <text:p text:style-name="P3">Listing 12.9: typearray-init.bas </text:p>
      <text:p text:style-name="P3"/>
      <text:p text:style-name="P3"><text:tab/>Analysis: Lines 4 through 8 define the type definition. Line 11 dimensions and initializes the type definition array. The type elements are enclosed in parenthesis, while the embedded array is enclosed within curly brackets. Line 15 creates some working variables for the For-Next loops. Lines 18 through 28 print <text:soft-page-break/>the values to the console screen using a With block. The program is closed in the usual way. </text:p>
      <text:p text:style-name="P3"/>
      <text:p text:style-name="P3">When you run the program you should see the following output. </text:p>
      <text:p text:style-name="P3"/>
      <text:p text:style-name="P3"/>
      <text:p text:style-name="P3">Type array index: 1 </text:p>
      <text:p text:style-name="P3">1234 </text:p>
      <text:p text:style-name="P3">12 </text:p>
      <text:p text:style-name="P3"/>
      <text:p text:style-name="P3"/>
      <text:p text:style-name="P3">Hello </text:p>
      <text:p text:style-name="P3">World </text:p>
      <text:p text:style-name="P3"/>
      <text:p text:style-name="P3"/>
      <text:p text:style-name="P3">Type array index: 2 </text:p>
      <text:p text:style-name="P3">5678 </text:p>
      <text:p text:style-name="P3">24 </text:p>
      <text:p text:style-name="P3"/>
      <text:p text:style-name="P3"/>
      <text:p text:style-name="P3">From </text:p>
      <text:p text:style-name="P3">Freebasic </text:p>
      <text:p text:style-name="P3"/>
      <text:p text:style-name="P3"/>
      <text:p text:style-name="P3">Output 12.4: Output of typearray-init.bas </text:p>
      <text:p text:style-name="P3"/>
      <text:h text:style-name="P5" text:outline-level="2">CRT Array Functions </text:h>
      <text:p text:style-name="P3"/>
      <text:p text:style-name="P3">There are a few CRT functions that you can use to manipulate arrays. The following table lists the Mem* functions which are defined in string.bi. </text:p>
      <text:p text:style-name="P3"/>
      <text:p text:style-name="P3">Function Syntax Comment </text:p>
      <text:p text:style-name="P3">Memchr Ptr = </text:p>
      <text:p text:style-name="P3">Memchr(@Array(start),</text:p>
      <text:p text:style-name="P3">byte_value, Ubound(Array)) </text:p>
      <text:p text:style-name="P3">Returns a pointer to byte_value in byte Array, or Null pointer if byte_value snot found. Memchr only works with byte arrays. </text:p>
      <text:p text:style-name="P3">Memcpy Ptr = </text:p>
      <text:p text:style-name="P3">Memcpy(@ArrayTo(start),</text:p>
      <text:p text:style-name="P3">@ArrayFrom(start),</text:p>
      <text:p text:style-name="P3">num_bytes) </text:p>
      <text:p text:style-name="P3">Copies num_bytes from ArrayFrom to ArrayTo and returns a pointer to <text:soft-page-break/>ArrayTo.</text:p>
      <text:p text:style-name="P3">Do not use this function if </text:p>
      <text:p text:style-name="P3">From and To overlap. Use Memmove instead. </text:p>
      <text:p text:style-name="P3">Movement Ptr = </text:p>
      <text:p text:style-name="P3">Femme(@ArrayTo(start),</text:p>
      <text:p text:style-name="P3">@ArrayFrom(start),</text:p>
      <text:p text:style-name="P3">num_bytes) </text:p>
      <text:p text:style-name="P3">Works the same as Memcpy but correctly handles overlapping memory </text:p>
      <text:p text:style-name="P3">segments. </text:p>
      <text:p text:style-name="P3"/>
      <text:p text:style-name="P3">Table 12.2: CRT Array Functions </text:p>
      <text:p text:style-name="P3"/>
      <text:p text:style-name="P3">The following program illustrates using Memchr to search for a byte within a byte array, and Memcpy to copy one array into another array. </text:p>
      <text:p text:style-name="P3"/>
      <text:p text:style-name="P3">1 </text:p>
      <text:p text:style-name="P3">Option Explicit </text:p>
      <text:p text:style-name="P3">2 </text:p>
      <text:p text:style-name="P3">3 </text:p>
      <text:p text:style-name="P3">#include once "crt.bi" </text:p>
      <text:p text:style-name="P3">4 </text:p>
      <text:p text:style-name="P3"/>
      <text:p text:style-name="P3"/>
      <text:p text:style-name="P3">5 </text:p>
      <text:p text:style-name="P3">6 </text:p>
      <text:p text:style-name="P3">7 </text:p>
      <text:p text:style-name="P3">8 </text:p>
      <text:p text:style-name="P3">9 </text:p>
      <text:p text:style-name="P3">10 </text:p>
      <text:p text:style-name="P3">11 </text:p>
      <text:p text:style-name="P3">12 </text:p>
      <text:p text:style-name="P3">13 </text:p>
      <text:p text:style-name="P3">14 </text:p>
      <text:p text:style-name="P3">15 </text:p>
      <text:p text:style-name="P3">16 </text:p>
      <text:p text:style-name="P3">17 </text:p>
      <text:p text:style-name="P3">18 </text:p>
      <text:p text:style-name="P3">19 </text:p>
      <text:p text:style-name="P3">20 </text:p>
      <text:p text:style-name="P3">21 </text:p>
      <text:p text:style-name="P3">22 </text:p>
      <text:p text:style-name="P3">23 </text:p>
      <text:p text:style-name="P3">24 </text:p>
      <text:p text:style-name="P3"><text:soft-page-break/>25 </text:p>
      <text:p text:style-name="P3">26 </text:p>
      <text:p text:style-name="P3">27 </text:p>
      <text:p text:style-name="P3">28 </text:p>
      <text:p text:style-name="P3">29 </text:p>
      <text:p text:style-name="P3">30 </text:p>
      <text:p text:style-name="P3">31 </text:p>
      <text:p text:style-name="P3"/>
      <text:p text:style-name="P3"/>
      <text:p text:style-name="P3">Dim As Ubyte aArray(1 To 5) =&gt; {65, 123, 100, 52, 42}, bArray(1 To 5) </text:p>
      <text:p text:style-name="P3">Dim bret As Ubyte Ptr </text:p>
      <text:p text:style-name="P3">Dim As Integer index, i </text:p>
      <text:p text:style-name="P3"/>
      <text:p text:style-name="P3"/>
      <text:p text:style-name="P3">'Look for 100 in byte array </text:p>
      <text:p text:style-name="P3">Print "Looking for byte 100..." </text:p>
      <text:p text:style-name="P3">Print </text:p>
      <text:p text:style-name="P3">bret = Memchr(@aArray(1), 100, Ubound(aArray)) </text:p>
      <text:p text:style-name="P3">If bret &lt;&gt; NULL Then</text:p>
      <text:p text:style-name="P3"/>
      <text:p text:style-name="P3"/>
      <text:p text:style-name="P3"><text:s/>index = bret @</text:p>
      <text:p text:style-name="P3">aArray(Lbound(aArray)) + Lbound(aArray) </text:p>
      <text:p text:style-name="P3">Print "100 found at index ";index </text:p>
      <text:p text:style-name="P3">Else</text:p>
      <text:p text:style-name="P3"/>
      <text:p text:style-name="P3"/>
      <text:p text:style-name="P3"><text:s/>Print "100 not found." </text:p>
      <text:p text:style-name="P3">End If </text:p>
      <text:p text:style-name="P3">Print </text:p>
      <text:p text:style-name="P3">'Copy aArray to bArray </text:p>
      <text:p text:style-name="P3">Print "Copying aArray to bArray..." </text:p>
      <text:p text:style-name="P3">Print </text:p>
      <text:p text:style-name="P3">bret = Memcpy(@bArray(1), @aArray(1), Ubound(aArray) * Sizeof(Ubyte)) </text:p>
      <text:p text:style-name="P3">If bret &lt;&gt; NULL Then</text:p>
      <text:p text:style-name="P3"/>
      <text:p text:style-name="P3"/>
      <text:p text:style-name="P3"><text:s/>For i = 1 To 5 </text:p>
      <text:p text:style-name="P3">Print "bArray(";i;" ) = ";bArray(i) </text:p>
      <text:p text:style-name="P3">Next </text:p>
      <text:p text:style-name="P3">End If </text:p>
      <text:p text:style-name="P3"/>
      <text:p text:style-name="P3"/>
      <text:p text:style-name="P3"><text:soft-page-break/>Sleep </text:p>
      <text:p text:style-name="P3">End </text:p>
      <text:p text:style-name="P3"/>
      <text:p text:style-name="P3"/>
      <text:p text:style-name="P3">Listing 12.10: memfunc.bas </text:p>
      <text:p text:style-name="P3"/>
      <text:p text:style-name="P3"><text:tab/>Analysis: Line 3 includes the crt.bi header file so that Memchr and Memcpy will be available to the program. Both functions are located in string.bi, which is included when you include crt.bi. Line 5 creates two ubyte arrays, the first which is initialized with some byte data. Remember that the ubyte data type has a range of 0 to 255. Line 6 declares aubyte pointer which will be the return value fr the Memchr function. Line 7 declares two working variables, index which will be used to calculate the array index of the Memchrsearch, and I which will be used to print the contents of bArray after the Memcpy operation. </text:p>
      <text:p text:style-name="P3"/>
      <text:p text:style-name="P3">Line 12 calls the Memchr function. The first parameter is the address of the first element of aArray, which has an index of 1, the value to find, which is 100, and the length of the array. If Memchr finds the byte in the array, it will return a pointer to the value. If it cannot find the byte, bret will be Null. Line 13 checks the return value to make sure that bret is not Null; using a Null pointer will cause the program to behave strangely or crash. </text:p>
      <text:p text:style-name="P3"/>
      <text:p text:style-name="P3">Line 14 calculates the array index of the found byte. Bret contains the address ofbyte 100 in the array. @aArray(1) returns the address of the first element of the array.</text:p>
      <text:p text:style-name="P3">Since arrays are sequential memory locations, you can find the array index by </text:p>
      <text:p text:style-name="P3"/>
      <text:p text:style-name="P3"/>
      <text:p text:style-name="P3">subtracting the address of the first array element from bret, and then adding the lowerbound index to the value. This will give you the index of the array element. Line 15 prints the calculated index value to the console. </text:p>
      <text:p text:style-name="P3"/>
      <text:p text:style-name="P3">Line 23 copies the values from aArray to bArray. Again, the address of the first element of each array is passed to function, along with the number of bytes to copy. The number of bytes to copy is passed to the function with the code Ubound(aArray) *</text:p>
      <text:p text:style-name="P3">Sizeof(Ubyte), which uses the number of elements in the array times the size of a ubyte.</text:p>
      <text:p text:style-name="P3">Lines 24 through 28 then print the values of bArray to screen to verify that the array was in fact copied. The program is closed in the usual way. </text:p>
      <text:p text:style-name="P3"/>
      <text:p text:style-name="P3">When you run the program you should see the following output. </text:p>
      <text:p text:style-name="P3"/>
      <text:p text:style-name="P3"><text:soft-page-break/>Looking for byte 100... </text:p>
      <text:p text:style-name="P3"/>
      <text:p text:style-name="P3"/>
      <text:p text:style-name="P3">100 found at index 3 </text:p>
      <text:p text:style-name="P3"/>
      <text:p text:style-name="P3"/>
      <text:p text:style-name="P3">Copying aArray to bArray... </text:p>
      <text:p text:style-name="P3"/>
      <text:p text:style-name="P3"/>
      <text:p text:style-name="P3">bArray( 1 ) = 65 </text:p>
      <text:p text:style-name="P3"/>
      <text:p text:style-name="P3"/>
      <text:p text:style-name="P3">bArray( 2 ) = 123 </text:p>
      <text:p text:style-name="P3"/>
      <text:p text:style-name="P3"/>
      <text:p text:style-name="P3">bArray( 3 ) = 100 </text:p>
      <text:p text:style-name="P3"/>
      <text:p text:style-name="P3"/>
      <text:p text:style-name="P3">bArray( 4 ) = 52 </text:p>
      <text:p text:style-name="P3"/>
      <text:p text:style-name="P3"/>
      <text:p text:style-name="P3">bArray( 5 ) = 255 </text:p>
      <text:p text:style-name="P3"/>
      <text:p text:style-name="P3"/>
      <text:p text:style-name="P3">Output 12.5: Output of memfunc.bas </text:p>
      <text:p text:style-name="P3"/>
      <text:p text:style-name="P3">As you can see from the output, both operations succeeded. Memcopy is extremely handy when you need to make a copy of an array. The function is much faster than using a For-Next, and there considerably less code to write. </text:p>
      <text:p text:style-name="P3"/>
      <text:h text:style-name="P5" text:outline-level="2">Using the -exx Compiler Switch </text:h>
      <text:p text:style-name="P3"/>
      <text:p text:style-name="P3">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 </text:p>
      <text:p text:style-name="P3"/>
      <text:p text:style-name="P3">Using -exx does add quite of bit of additional code to your program, so once <text:soft-page-break/>your program. is functioning correctly, you will want to compile the program without the -exxswitch. </text:p>
      <text:p text:style-name="P3"/>
      <text:p text:style-name="P3"/>
      <text:h text:style-name="P5" text:outline-level="2">A Look Ahead </text:h>
      <text:p text:style-name="P3"/>
      <text:p text:style-name="P3">Manipulating date and time values is a common task in programming. FreeBasic </text:p>
      <text:p text:style-name="P1"><text:span text:style-name="T2">has a number of date and time functions that make working with date and time information quite easy, as you will see in the next chapter.</text:spa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1"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1"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Arial1"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7.1701in" fo:page-height="10.120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35</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2 Arrays </dc:title>
    <dc:date>2019-04-01T12:19:00.000588591</dc:date>
    <meta:editing-duration>PT3H41M21S</meta:editing-duration>
    <meta:editing-cycles>6</meta:editing-cycles>
    <meta:generator>LibreOffice/5.2.7.2$Linux_ARM_EABI LibreOffice_project/20m0$Build-2</meta:generator>
    <meta:document-statistic meta:table-count="0" meta:image-count="0" meta:object-count="0" meta:page-count="36" meta:paragraph-count="868" meta:word-count="6649" meta:character-count="36688" meta:non-whitespace-character-count="30081"/>
    <meta:template xlink:type="simple" xlink:actuate="onRequest" xlink:title="" xlink:href="../fbeginnerm.odm" meta:date="2019-03-18T08:37:40.479446650"/>
  </office:meta>
</office:document-meta>
</file>